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2.36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2" table:default-cell-style-name="Default"/>
        <table:table-row table:style-name="ro1">
          <table:table-cell office:value-type="string">
            <text:p>Input de la table Objects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attached_sound</text:p>
          </table:table-cell>
          <table:table-cell office:value-type="string">
            <text:p>attached_sound_clic</text:p>
          </table:table-cell>
          <table:table-cell office:value-type="string">
            <text:p>attached_sound_look</text:p>
          </table:table-cell>
          <table:table-cell table:style-name="Default" office:value-type="string">
            <text:p>params</text:p>
          </table:table-cell>
          <table:table-cell office:value-type="string">
            <text:p>mot_cle</text:p>
          </table:table-cell>
        </table:table-row>
        <table:table-row table:style-name="ro2">
          <table:table-cell office:value-type="string">
            <text:p>arbre1</text:p>
          </table:table-cell>
          <table:table-cell office:value-type="string">
            <text:p>tree</text:p>
          </table:table-cell>
          <table:table-cell office:value-type="string">
            <text:p>[]</text:p>
          </table:table-cell>
          <table:table-cell office:value-type="string">
            <text:p>["chene"]</text:p>
          </table:table-cell>
          <table:table-cell office:value-type="string">
            <text:p>["feuille_morte"]</text:p>
          </table:table-cell>
          <table:table-cell office:value-type="string">
            <text:p>{"sizebranch": 17, "sizetrunk": 12, "radius": 3, "position": [15, 2, 3]} </text:p>
          </table:table-cell>
          <table:table-cell office:value-type="string">
            <text:p>brest</text:p>
          </table:table-cell>
        </table:table-row>
        <table:table-row table:style-name="ro2">
          <table:table-cell office:value-type="string">
            <text:p>arbre2</text:p>
          </table:table-cell>
          <table:table-cell office:value-type="string">
            <text:p>tree</text:p>
          </table:table-cell>
          <table:table-cell office:value-type="string">
            <text:p>[]</text:p>
          </table:table-cell>
          <table:table-cell office:value-type="string">
            <text:p>["pigeon_fact"]</text:p>
          </table:table-cell>
          <table:table-cell office:value-type="string">
            <text:p>["pigeon"]</text:p>
          </table:table-cell>
          <table:table-cell office:value-type="string">
            <text:p>{"sizebranch": 17, "sizetrunk": 12, "radius": 3, "position": [1, 2, 30]} </text:p>
          </table:table-cell>
          <table:table-cell office:value-type="string">
            <text:p>brest</text:p>
          </table:table-cell>
        </table:table-row>
        <table:table-row table:style-name="ro2">
          <table:table-cell office:value-type="string">
            <text:p>arbre3</text:p>
          </table:table-cell>
          <table:table-cell office:value-type="string">
            <text:p>tree</text:p>
          </table:table-cell>
          <table:table-cell office:value-type="string">
            <text:p>[]</text:p>
          </table:table-cell>
          <table:table-cell office:value-type="string">
            <text:p>["nid_abeille"]</text:p>
          </table:table-cell>
          <table:table-cell office:value-type="string">
            <text:p>["abeille"]</text:p>
          </table:table-cell>
          <table:table-cell office:value-type="string">
            <text:p>{"sizebranch": 17, "sizetrunk": 12, "radius": 3, "position": [1, 2, 3]} </text:p>
          </table:table-cell>
          <table:table-cell office:value-type="string">
            <text:p>brest</text:p>
          </table:table-cell>
        </table:table-row>
        <table:table-row table:style-name="ro3">
          <table:table-cell office:value-type="string">
            <text:p>sphere1</text:p>
          </table:table-cell>
          <table:table-cell office:value-type="string">
            <text:p>sphere</text:p>
          </table:table-cell>
          <table:table-cell office:value-type="string">
            <text:p>[]</text:p>
          </table:table-cell>
          <table:table-cell office:value-type="string">
            <text:p>["grenouille_fact"]</text:p>
          </table:table-cell>
          <table:table-cell office:value-type="string">
            <text:p>["grenouille"]</text:p>
          </table:table-cell>
          <table:table-cell office:value-type="string">
            <text:p>{"position": [10, 2, 10], "radius": 1.0} </text:p>
          </table:table-cell>
          <table:table-cell office:value-type="string">
            <text:p>brest</text:p>
          </table:table-cell>
        </table:table-row>
        <table:table-row table:style-name="ro1">
          <table:table-cell office:value-type="string">
            <text:p>sol1</text:p>
          </table:table-cell>
          <table:table-cell office:value-type="string">
            <text:p>ground</text:p>
          </table:table-cell>
          <table:table-cell table:number-columns-repeated="3" office:value-type="string">
            <text:p>[]</text:p>
          </table:table-cell>
          <table:table-cell table:style-name="Default" office:value-type="string">
            <text:p>{}</text:p>
          </table:table-cell>
          <table:table-cell office:value-type="string">
            <text:p>brest</text:p>
          </table:table-cell>
        </table:table-row>
        <table:table-row table:style-name="ro4">
          <table:table-cell office:value-type="string">
            <text:p>arbre4</text:p>
          </table:table-cell>
          <table:table-cell office:value-type="string">
            <text:p>tree</text:p>
          </table:table-cell>
          <table:table-cell office:value-type="string">
            <text:p>[]</text:p>
          </table:table-cell>
          <table:table-cell office:value-type="string">
            <text:p>["cigale_fact"]</text:p>
          </table:table-cell>
          <table:table-cell office:value-type="string">
            <text:p>["cigale"]</text:p>
          </table:table-cell>
          <table:table-cell office:value-type="string">
            <text:p>{"sizebranch": 17, "sizetrunk": 12, "radius": 3, "position": [15, 2, 3]} </text:p>
          </table:table-cell>
          <table:table-cell office:value-type="string">
            <text:p>azur</text:p>
          </table:table-cell>
        </table:table-row>
        <table:table-row table:style-name="ro3">
          <table:table-cell office:value-type="string">
            <text:p>arbre5</text:p>
          </table:table-cell>
          <table:table-cell office:value-type="string">
            <text:p>tree</text:p>
          </table:table-cell>
          <table:table-cell office:value-type="string">
            <text:p>[]</text:p>
          </table:table-cell>
          <table:table-cell office:value-type="string">
            <text:p>["olivier_fact"]</text:p>
          </table:table-cell>
          <table:table-cell office:value-type="string">
            <text:p>["roussignol"]</text:p>
          </table:table-cell>
          <table:table-cell office:value-type="string">
            <text:p>{"sizebranch": 17, "sizetrunk": 12, "radius": 3, "position": [1, 2, 30]} </text:p>
          </table:table-cell>
          <table:table-cell office:value-type="string">
            <text:p>azur</text:p>
          </table:table-cell>
        </table:table-row>
        <table:table-row table:style-name="ro3">
          <table:table-cell office:value-type="string">
            <text:p>arbre6</text:p>
          </table:table-cell>
          <table:table-cell office:value-type="string">
            <text:p>tree</text:p>
          </table:table-cell>
          <table:table-cell office:value-type="string">
            <text:p>[]</text:p>
          </table:table-cell>
          <table:table-cell office:value-type="string">
            <text:p>["ruisseau_fact"]</text:p>
          </table:table-cell>
          <table:table-cell office:value-type="string">
            <text:p>["ruisseau"]</text:p>
          </table:table-cell>
          <table:table-cell office:value-type="string">
            <text:p>{"sizebranch": 17, "sizetrunk": 12, "radius": 3, "position": [1, 2, 3]} </text:p>
          </table:table-cell>
          <table:table-cell office:value-type="string">
            <text:p>azur</text:p>
          </table:table-cell>
        </table:table-row>
        <table:table-row table:style-name="ro3">
          <table:table-cell office:value-type="string">
            <text:p>sphere2</text:p>
          </table:table-cell>
          <table:table-cell office:value-type="string">
            <text:p>sphere</text:p>
          </table:table-cell>
          <table:table-cell office:value-type="string">
            <text:p>[]</text:p>
          </table:table-cell>
          <table:table-cell office:value-type="string">
            <text:p>["moustique_fact"]</text:p>
          </table:table-cell>
          <table:table-cell office:value-type="string">
            <text:p>["moustique"]</text:p>
          </table:table-cell>
          <table:table-cell office:value-type="string">
            <text:p>{"position": [10, 2, 10], "radius": 1.0} </text:p>
          </table:table-cell>
          <table:table-cell office:value-type="string">
            <text:p>azur</text:p>
          </table:table-cell>
        </table:table-row>
        <table:table-row table:style-name="ro3">
          <table:table-cell office:value-type="string">
            <text:p>sol2</text:p>
          </table:table-cell>
          <table:table-cell office:value-type="string">
            <text:p>ground</text:p>
          </table:table-cell>
          <table:table-cell table:number-columns-repeated="3" office:value-type="string">
            <text:p>[]</text:p>
          </table:table-cell>
          <table:table-cell table:style-name="Default" office:value-type="string">
            <text:p>{}</text:p>
          </table:table-cell>
          <table:table-cell office:value-type="string">
            <text:p>azur</text:p>
          </table:table-cell>
        </table:table-row>
        <table:table-row table:style-name="ro1">
          <table:table-cell office:value-type="string">
            <text:p>camera1</text:p>
          </table:table-cell>
          <table:table-cell office:value-type="string">
            <text:p>camera</text:p>
          </table:table-cell>
          <table:table-cell table:number-columns-repeated="3" office:value-type="string">
            <text:p>[]</text:p>
          </table:table-cell>
          <table:table-cell table:style-name="Default" office:value-type="string">
            <text:p>{}</text:p>
          </table:table-cell>
          <table:table-cell office:value-type="string">
            <text:p>brest</text:p>
          </table:table-cell>
        </table:table-row>
        <table:table-row table:style-name="ro1">
          <table:table-cell office:value-type="string">
            <text:p>camera2</text:p>
          </table:table-cell>
          <table:table-cell office:value-type="string">
            <text:p>camera</text:p>
          </table:table-cell>
          <table:table-cell table:number-columns-repeated="3" office:value-type="string">
            <text:p>[]</text:p>
          </table:table-cell>
          <table:table-cell table:style-name="Default" office:value-type="string">
            <text:p>{}</text:p>
          </table:table-cell>
          <table:table-cell office:value-type="string">
            <text:p>azu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23/10/2019</text:date>, <text:time>12:1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0:19:57.777000000</meta:creation-date>
    <meta:generator>OpenOffice/4.1.1$Win32 OpenOffice.org_project/411m6$Build-9775</meta:generator>
    <dc:date>2019-10-23T12:18:16.66</dc:date>
    <meta:editing-duration>PT49M24S</meta:editing-duration>
    <meta:editing-cycles>33</meta:editing-cycles>
    <meta:document-statistic meta:table-count="1" meta:cell-count="92" meta:object-count="0"/>
  </office:meta>
</office:document-meta>
</file>